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67561" officeooo:paragraph-rsid="0026756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36b8db" officeooo:paragraph-rsid="0036b8db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36b8db" officeooo:paragraph-rsid="004992cc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fo:font-size="18pt" style:text-underline-style="solid" style:text-underline-width="auto" style:text-underline-color="font-color" fo:font-weight="bold" officeooo:rsid="0052368d" officeooo:paragraph-rsid="0052368d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fo:font-size="18pt" style:text-underline-style="solid" style:text-underline-width="auto" style:text-underline-color="font-color" fo:font-weight="bold" officeooo:rsid="0052368d" officeooo:paragraph-rsid="005bc479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fo:font-size="18pt" style:text-underline-style="solid" style:text-underline-width="auto" style:text-underline-color="font-color" fo:font-weight="bold" officeooo:rsid="0052368d" officeooo:paragraph-rsid="005d5bfc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style:text-underline-style="solid" style:text-underline-width="auto" style:text-underline-color="font-color" fo:font-weight="bold" officeooo:rsid="001eb42d" officeooo:paragraph-rsid="001eb42d" style:font-size-asian="32pt" style:font-weight-asian="bold" style:font-size-complex="3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eb42d" officeooo:paragraph-rsid="001eb42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officeooo:rsid="002974a3" officeooo:paragraph-rsid="002974a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bold" officeooo:rsid="002974a3" officeooo:paragraph-rsid="00314e21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bold" officeooo:rsid="002b1e6c" officeooo:paragraph-rsid="002b1e6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bold" officeooo:rsid="002be35a" officeooo:paragraph-rsid="002be35a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bold" officeooo:rsid="002be35a" officeooo:paragraph-rsid="002e590e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bold" officeooo:rsid="002be35a" officeooo:paragraph-rsid="002ed186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bold" officeooo:rsid="002be35a" officeooo:paragraph-rsid="00314e21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67561" officeooo:paragraph-rsid="0026756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dbfc" officeooo:paragraph-rsid="0027dbf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b8db" officeooo:paragraph-rsid="0036b8db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6b8db" officeooo:paragraph-rsid="004992c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89cd6" officeooo:paragraph-rsid="00389cd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89cd6" officeooo:paragraph-rsid="004992cc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9a47e" officeooo:paragraph-rsid="0039a47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c4580" officeooo:paragraph-rsid="003c4580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d3387" officeooo:paragraph-rsid="003d338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1dbe0" officeooo:paragraph-rsid="0041dbe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313d4" officeooo:paragraph-rsid="004313d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71fb9" officeooo:paragraph-rsid="00471fb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82ba9" officeooo:paragraph-rsid="00482ba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4b93c3" officeooo:paragraph-rsid="004b93c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52368d" officeooo:paragraph-rsid="0052368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52368d" officeooo:paragraph-rsid="005bc47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52368d" officeooo:paragraph-rsid="005d5bf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584aad" officeooo:paragraph-rsid="00584aa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584aad" officeooo:paragraph-rsid="005bc47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5bc479" officeooo:paragraph-rsid="005bc47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6454ea" officeooo:paragraph-rsid="006454e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6454ea" officeooo:paragraph-rsid="0066ab28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line-height="115%" fo:text-align="start" style:justify-single-word="false"/>
      <style:text-properties fo:font-size="12pt" style:text-underline-style="none" fo:font-weight="normal" officeooo:rsid="006454ea" officeooo:paragraph-rsid="00689165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bd1e4" style:font-weight-asian="normal" style:font-weight-complex="normal"/>
    </style:style>
    <style:style style:name="T3" style:family="text">
      <style:text-properties fo:font-weight="normal" officeooo:rsid="002dc79c" style:font-weight-asian="normal" style:font-weight-complex="normal"/>
    </style:style>
    <style:style style:name="T4" style:family="text">
      <style:text-properties fo:font-weight="normal" officeooo:rsid="002e590e" style:font-weight-asian="normal" style:font-weight-complex="normal"/>
    </style:style>
    <style:style style:name="T5" style:family="text">
      <style:text-properties fo:font-weight="normal" officeooo:rsid="002fe6a1" style:font-weight-asian="normal" style:font-weight-complex="normal"/>
    </style:style>
    <style:style style:name="T6" style:family="text">
      <style:text-properties fo:font-weight="normal" officeooo:rsid="00314e21" style:font-weight-asian="normal" style:font-weight-complex="normal"/>
    </style:style>
    <style:style style:name="T7" style:family="text">
      <style:text-properties officeooo:rsid="002b64d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2d03b6"/>
    </style:style>
    <style:style style:name="T10" style:family="text">
      <style:text-properties officeooo:rsid="002e590e"/>
    </style:style>
    <style:style style:name="T11" style:family="text">
      <style:text-properties officeooo:rsid="002ed186"/>
    </style:style>
    <style:style style:name="T12" style:family="text">
      <style:text-properties officeooo:rsid="00314e21"/>
    </style:style>
    <style:style style:name="T13" style:family="text">
      <style:text-properties officeooo:rsid="003c4580"/>
    </style:style>
    <style:style style:name="T14" style:family="text">
      <style:text-properties officeooo:rsid="003ccb0f"/>
    </style:style>
    <style:style style:name="T15" style:family="text">
      <style:text-properties officeooo:rsid="003ffcd9"/>
    </style:style>
    <style:style style:name="T16" style:family="text">
      <style:text-properties officeooo:rsid="004313d4"/>
    </style:style>
    <style:style style:name="T17" style:family="text">
      <style:text-properties officeooo:rsid="004681af"/>
    </style:style>
    <style:style style:name="T18" style:family="text">
      <style:text-properties officeooo:rsid="004911aa"/>
    </style:style>
    <style:style style:name="T19" style:family="text">
      <style:text-properties officeooo:rsid="004992cc"/>
    </style:style>
    <style:style style:name="T20" style:family="text">
      <style:text-properties officeooo:rsid="004a1801"/>
    </style:style>
    <style:style style:name="T21" style:family="text">
      <style:text-properties officeooo:rsid="004e86f0"/>
    </style:style>
    <style:style style:name="T22" style:family="text">
      <style:text-properties officeooo:rsid="00569206"/>
    </style:style>
    <style:style style:name="T23" style:family="text">
      <style:text-properties officeooo:rsid="005b0287"/>
    </style:style>
    <style:style style:name="T24" style:family="text">
      <style:text-properties officeooo:rsid="005bc479"/>
    </style:style>
    <style:style style:name="T25" style:family="text">
      <style:text-properties officeooo:rsid="005ef7e4"/>
    </style:style>
    <style:style style:name="T26" style:family="text">
      <style:text-properties officeooo:rsid="0066ab28"/>
    </style:style>
    <style:style style:name="T27" style:family="text">
      <style:text-properties officeooo:rsid="006a0c53"/>
    </style:style>
    <style:style style:name="T28" style:family="text">
      <style:text-properties officeooo:rsid="006fdf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asic Chat Portal Application</text:p>
      <text:p text:style-name="P8"/>
      <text:p text:style-name="P1">Directory Structure</text:p>
      <text:p text:style-name="P16"/>
      <text:p text:style-name="P17">Follwing is the directory structure of my system:</text:p>
      <text:p text:style-name="P17"/>
      <text:p text:style-name="P9">1. database:<text:span text:style-name="T1"> The directory contains all the database related files of the system, such as, user registration database, group database, etc.</text:span></text:p>
      <text:p text:style-name="P9"><text:span text:style-name="T1"/></text:p>
      <text:p text:style-name="P11">2. <text:span text:style-name="T7">documentation: </text:span><text:span text:style-name="T2">The drectory contains documentation for the system.</text:span></text:p>
      <text:p text:style-name="P11"><text:span text:style-name="T2"/></text:p>
      <text:p text:style-name="P12">3. file: <text:span text:style-name="T1">The directory is a storage for files that gets transferred between users via the chat portal.</text:span></text:p>
      <text:p text:style-name="P12"><text:span text:style-name="T1"/></text:p>
      <text:p text:style-name="P13">4. <text:span text:style-name="T9">header: </text:span><text:span text:style-name="T3">The directory contains all the header files that are used by my system.</text:span></text:p>
      <text:p text:style-name="P13"><text:span text:style-name="T3"/></text:p>
      <text:p text:style-name="P14"><text:span text:style-name="T10">5. helper: </text:span><text:span text:style-name="T4">The directory contains all the helper code that is used by my main server and client code, such as, writing username and </text:span><text:span text:style-name="T5">password </text:span><text:span text:style-name="T4">to the database when a user registers in the chat portal, etc.</text:span></text:p>
      <text:p text:style-name="P14"><text:span text:style-name="T4"/></text:p>
      <text:p text:style-name="P15"><text:span text:style-name="T11">6. main: </text:span><text:span text:style-name="T6">The directory contains the main server and client code.</text:span></text:p>
      <text:p text:style-name="P15"><text:span text:style-name="T6"/></text:p>
      <text:p text:style-name="P15"><text:span text:style-name="T12">7. test: </text:span><text:span text:style-name="T6">The directory contains the test code, i.e, code to check that atmost 20 users can simultaneously register and atmost 20 users can simultaneously login at a time.</text:span></text:p>
      <text:p text:style-name="P10"><text:span text:style-name="T1"/></text:p>
      <text:p text:style-name="P2">What the system does?</text:p>
      <text:p text:style-name="P18"/>
      <text:p text:style-name="P20">The system supports the following functionalities:</text:p>
      <text:p text:style-name="P20"/>
      <text:p text:style-name="P23">1. A user can register with a desired username and password.</text:p>
      <text:p text:style-name="P23">2. A user can login by supplying his username and password.</text:p>
      <text:p text:style-name="P22"><text:span text:style-name="T13">3</text:span>. <text:span text:style-name="T14">A user can check who all other users are currently logged in to the chat portal .</text:span></text:p>
      <text:p text:style-name="P24">4. <text:span text:style-name="T15">A user can send a message to any registered user.</text:span></text:p>
      <text:p text:style-name="P25">5. <text:span text:style-name="T16">A user can create a group.</text:span></text:p>
      <text:p text:style-name="P26">6. A user can join a <text:span text:style-name="T17">group.</text:span></text:p>
      <text:p text:style-name="P27">7. A user can send message to a group.</text:p>
      <text:p text:style-name="P27">8. A user can send a file to another user.</text:p>
      <text:p text:style-name="P28">9. <text:span text:style-name="T18">A user can receive a file that is sent to him by another registered user.</text:span></text:p>
      <text:p text:style-name="P3"/>
      <text:p text:style-name="P3"><text:span text:style-name="T19">Commands to use the system</text:span>?</text:p>
      <text:p text:style-name="P19"/>
      <text:p text:style-name="P21">The system supports the following <text:span text:style-name="T20">commands that can be executed by the client</text:span>:</text:p>
      <text:p text:style-name="P21"/>
      <text:p text:style-name="P29"><text:span text:style-name="T8">1. who</text:span> : <text:span text:style-name="T21">Check w</text:span>ho all <text:span text:style-name="T21">other registered users</text:span> are logged in.</text:p>
      <text:p text:style-name="P29"><text:span text:style-name="T8">2. msg</text:span> : Send message to <text:span text:style-name="T21">a </text:span>particular user.</text:p>
      <text:p text:style-name="P29"><text:span text:style-name="T8">3. create_grp</text:span> : Create a group.</text:p>
      <text:p text:style-name="P29"><text:span text:style-name="T8">4. join_grp</text:span> : Join a group.</text:p>
      <text:p text:style-name="P29"><text:span text:style-name="T8">5. send</text:span> : Send file to another <text:span text:style-name="T21">registered </text:span>user.</text:p>
      <text:p text:style-name="P29"><text:span text:style-name="T8">6. msg_group</text:span> : Broadcast message to a particular group once you have joined it.</text:p>
      <text:p text:style-name="P29"><text:span text:style-name="T8">7. recv</text:span> : Receive the file that is being sent by someone.</text:p>
      <text:p text:style-name="P4"><text:soft-page-break/>Assumptions <text:span text:style-name="T22">made by me</text:span></text:p>
      <text:p text:style-name="P30"/>
      <text:p text:style-name="P37">Following are the <text:span text:style-name="T26">assumptions that i made</text:span> while making the code :</text:p>
      <text:p text:style-name="P37"/>
      <text:p text:style-name="P33">1. <text:span text:style-name="T23">U</text:span>sername and password will be maximum 40 characters long.</text:p>
      <text:p text:style-name="P33">2. <text:span text:style-name="T23">U</text:span>sername and password will be continuous, i.e, no space is present in username and password.</text:p>
      <text:p text:style-name="P33">3. <text:span text:style-name="T23">U</text:span>sernames are case sensitive.</text:p>
      <text:p text:style-name="P33">4. <text:span text:style-name="T23">I</text:span>f a user sends a message to a group, then only those users in the group which are online will get the message.</text:p>
      <text:p text:style-name="P33">5. <text:span text:style-name="T23">E</text:span>very message sent by a user will be maximum 920 characters long.</text:p>
      <text:p text:style-name="P33">6. <text:span text:style-name="T23">G</text:span>roup name will be maximum 40 characters long.</text:p>
      <text:p text:style-name="P33">7. <text:span text:style-name="T23">G</text:span>roup name will be continuous, i.e, no space is present in group name.</text:p>
      <text:p text:style-name="P33">8. <text:span text:style-name="T23">G</text:span>roup names are case-sensitive.</text:p>
      <text:p text:style-name="P33">10. <text:span text:style-name="T23">T</text:span>he absolute path of the directory in which the file to be sent is present will be maximum 1024 characters long.</text:p>
      <text:p text:style-name="P33">11. <text:span text:style-name="T23">T</text:span>he name of the file to be sent will be maximum 1024 characters long.</text:p>
      <text:p text:style-name="P33">12. <text:span text:style-name="T23">T</text:span>he complete absolute path where the received file is to be saved will be maximum 1024 characters long.</text:p>
      <text:p text:style-name="P33">13. <text:span text:style-name="T23">T</text:span>he chat portal supports transfer of files with simple file extensions (.txt, .c, .cpp), i.e, files that can be opened in a text editor like sublime, gedit, etc.</text:p>
      <text:p text:style-name="P33"/>
      <text:p text:style-name="P5"><text:span text:style-name="T24">Corner cases handled by me</text:span></text:p>
      <text:p text:style-name="P31"/>
      <text:p text:style-name="P38">Following are the <text:span text:style-name="T27">corner cases</text:span> that i handled while making the code :</text:p>
      <text:p text:style-name="P38"/>
      <text:p text:style-name="P34"><text:span text:style-name="T24">1. 20 users can be simultaneously logged in at a time.</text:span></text:p>
      <text:p text:style-name="P35">2. 20 users can simultaneously register at a time.</text:p>
      <text:p text:style-name="P35">3. No two users can have same username.</text:p>
      <text:p text:style-name="P35">4. No user can login without registering.</text:p>
      <text:p text:style-name="P35">5. No two groups can have identical names.</text:p>
      <text:p text:style-name="P35">6. A user can only join a group if and only if the group already exists.</text:p>
      <text:p text:style-name="P35">7. A user cannot join a group if he is already a member of the group.</text:p>
      <text:p text:style-name="P35">8. A user can send a message to another user iff the receiving user is online.</text:p>
      <text:p text:style-name="P35">9. A user can send a message to the group iff the group exists and the user is a member of the group.</text:p>
      <text:p text:style-name="P35">10. A user can send a file to another user iff the receiving user is online.</text:p>
      <text:p text:style-name="P35">11. A user can only send a file if and only if the size of the file is less than 1 MB.</text:p>
      <text:p text:style-name="P35">12. <text:span text:style-name="T28">A</text:span> user can receive only one file at a time, i.e, multiple users cannot simultaneously send file to the same user. The receiving user must first receive a file from one user and once the receive is complete then he can receive a file from another user.</text:p>
      <text:p text:style-name="P35"/>
      <text:p text:style-name="P6"/>
      <text:p text:style-name="P6"/>
      <text:p text:style-name="P6"/>
      <text:p text:style-name="P6"><text:soft-page-break/><text:span text:style-name="T25">Errors handled by me</text:span></text:p>
      <text:p text:style-name="P32"/>
      <text:p text:style-name="P36">Following are the major errors that i handled while making the code :</text:p>
      <text:p text:style-name="P36"/>
      <text:p text:style-name="P36">1. I was able to register the client into the chat portal but wasn't able to log the client into the chat portal. I found out that i forgot to call the connect() function on the client socket handling the login functionality.</text:p>
      <text:p text:style-name="P36"/>
      <text:p text:style-name="P36">2. I was trying to make the server accept the incoming connections on both the ports simultaneously. I found out that this is not a good approach because the accept() function blocks the server, so i couldn't login if my server was blocked on waiting for a connection on registration port and vice-versa. So then i used select() function to make my server achieve the desired functionality.</text:p>
      <text:p text:style-name="P36"/>
      <text:p text:style-name="P36">3. While making the test case "to check that 20 users can simultaneously register at a time", the program was exiting after making one client registration connection. I realised that i need to spawn 21 threads where each thread makes one registration connection at a time. I still was getting a random output and then i realised that i need to put the code making registration connect request to the server inside mutex loc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0T14:50:13.414944490</meta:creation-date>
    <meta:generator>LibreOffice/5.1.4.2$Linux_X86_64 LibreOffice_project/10m0$Build-2</meta:generator>
    <dc:date>2016-08-20T15:58:47.345674074</dc:date>
    <meta:editing-duration>PT1H7M53S</meta:editing-duration>
    <meta:editing-cycles>82</meta:editing-cycles>
    <meta:document-statistic meta:table-count="0" meta:image-count="0" meta:object-count="0" meta:page-count="3" meta:paragraph-count="63" meta:word-count="965" meta:character-count="5173" meta:non-whitespace-character-count="4271"/>
  </office:meta>
</office:document-meta>
</file>